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95pt"/>
    </style:style>
    <style:style style:name="co3" style:family="table-column">
      <style:table-column-properties fo:break-before="auto" style:column-width="90.96pt"/>
    </style:style>
    <style:style style:name="co4" style:family="table-column">
      <style:table-column-properties fo:break-before="auto" style:column-width="103.8pt"/>
    </style:style>
    <style:style style:name="co5" style:family="table-column">
      <style:table-column-properties fo:break-before="auto" style:column-width="108.4pt"/>
    </style:style>
    <style:style style:name="co6" style:family="table-column">
      <style:table-column-properties fo:break-before="auto" style:column-width="116.7pt"/>
    </style:style>
    <style:style style:name="co7" style:family="table-column">
      <style:table-column-properties fo:break-before="auto" style:column-width="110.24pt"/>
    </style:style>
    <style:style style:name="co8" style:family="table-column">
      <style:table-column-properties fo:break-before="auto" style:column-width="95.56pt"/>
    </style:style>
    <style:style style:name="co9" style:family="table-column">
      <style:table-column-properties fo:break-before="auto" style:column-width="94.65pt"/>
    </style:style>
    <style:style style:name="co10" style:family="table-column">
      <style:table-column-properties fo:break-before="auto" style:column-width="109.3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>
            <text:p>SUMINISTRO </text:p>
            <text:p>24%</text:p>
          </table:table-cell>
          <table:table-cell table:style-name="ce2" office:value-type="currency" office:currency="USD" office:value="143606219" calcext:value-type="currency">
            <text:p>$143,606,219.00</text:p>
          </table:table-cell>
          <table:table-cell table:style-name="ce2" office:value-type="currency" office:currency="USD" office:value="248960819" calcext:value-type="currency">
            <text:p>$248,960,819.00</text:p>
          </table:table-cell>
          <table:table-cell table:style-name="ce2" office:value-type="currency" office:currency="USD" office:value="101205114" calcext:value-type="currency">
            <text:p>$101,205,114.00</text:p>
          </table:table-cell>
          <table:table-cell table:style-name="ce2" office:value-type="currency" office:currency="USD" office:value="5944994" calcext:value-type="currency">
            <text:p>$5,944,994.00</text:p>
          </table:table-cell>
          <table:table-cell table:style-name="ce2" office:value-type="currency" office:currency="USD" office:value="120997514" calcext:value-type="currency">
            <text:p>$120,997,514.00</text:p>
          </table:table-cell>
          <table:table-cell table:style-name="ce2" office:value-type="currency" office:currency="USD" office:value="443117657" calcext:value-type="currency">
            <text:p>$443,117,657.00</text:p>
          </table:table-cell>
          <table:table-cell table:style-name="ce2" office:value-type="currency" office:currency="USD" office:value="47735159" calcext:value-type="currency">
            <text:p>$47,735,159.00</text:p>
          </table:table-cell>
          <table:table-cell table:style-name="ce2" office:value-type="currency" office:currency="USD" office:value="3849747" calcext:value-type="currency">
            <text:p>$3,849,747.00</text:p>
          </table:table-cell>
          <table:table-cell table:style-name="ce3" table:formula="of:=SUM([.B1:.I1])" office:value-type="currency" office:currency="USD" office:value="1115417223" calcext:value-type="currency">
            <text:p>$1,115,417,223.00</text:p>
          </table:table-cell>
        </table:table-row>
        <table:table-row table:style-name="ro1">
          <table:table-cell table:style-name="ce1" office:value-type="string" calcext:value-type="string">
            <text:p>MO EJECUCION </text:p>
            <text:p>39%</text:p>
          </table:table-cell>
          <table:table-cell table:style-name="ce2" office:value-type="currency" office:currency="USD" office:value="233325630" calcext:value-type="currency">
            <text:p>$233,325,630.00</text:p>
          </table:table-cell>
          <table:table-cell table:style-name="ce2" office:value-type="currency" office:currency="USD" office:value="311943464" calcext:value-type="currency">
            <text:p>$311,943,464.00</text:p>
          </table:table-cell>
          <table:table-cell table:style-name="ce2" office:value-type="currency" office:currency="USD" office:value="261863546" calcext:value-type="currency">
            <text:p>$261,863,546.00</text:p>
          </table:table-cell>
          <table:table-cell table:style-name="ce2" office:value-type="currency" office:currency="USD" office:value="8035430" calcext:value-type="currency">
            <text:p>$8,035,430.00</text:p>
          </table:table-cell>
          <table:table-cell table:style-name="ce2" office:value-type="currency" office:currency="USD" office:value="67436930" calcext:value-type="currency">
            <text:p>$67,436,930.00</text:p>
          </table:table-cell>
          <table:table-cell table:style-name="ce2" office:value-type="currency" office:currency="USD" office:value="262795355" calcext:value-type="currency">
            <text:p>$262,795,355.00</text:p>
          </table:table-cell>
          <table:table-cell table:style-name="ce2" office:value-type="currency" office:currency="USD" office:value="43654673" calcext:value-type="currency">
            <text:p>$43,654,673.00</text:p>
          </table:table-cell>
          <table:table-cell table:style-name="ce2" office:value-type="currency" office:currency="USD" office:value="875014" calcext:value-type="currency">
            <text:p>$875,014.00</text:p>
          </table:table-cell>
          <table:table-cell table:style-name="ce3" table:formula="of:=SUM([.B2:.I2])" office:value-type="currency" office:currency="USD" office:value="1189930042" calcext:value-type="currency">
            <text:p>$1,189,930,042.00</text:p>
          </table:table-cell>
        </table:table-row>
        <table:table-row table:style-name="ro1">
          <table:table-cell table:style-name="ce1" office:value-type="string" calcext:value-type="string">
            <text:p>HERRAMIENTAS </text:p>
            <text:p>0%</text:p>
          </table:table-cell>
          <table:table-cell table:style-name="ce2" office:value-type="string" calcext:value-type="string">
            <text:p>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6096825" calcext:value-type="currency">
            <text:p>$6,096,825.00</text:p>
          </table:table-cell>
          <table:table-cell table:style-name="ce2" office:value-type="currency" office:currency="USD" office:value="350000" calcext:value-type="currency">
            <text:p>$350,000.00</text:p>
          </table:table-cell>
          <table:table-cell table:number-columns-repeated="4" table:style-name="ce2" office:value-type="currency" office:currency="USD" office:value="0" calcext:value-type="currency">
            <text:p>$0.00</text:p>
          </table:table-cell>
          <table:table-cell table:style-name="ce3" table:formula="of:=SUM([.B3:.I3])" office:value-type="currency" office:currency="USD" office:value="6446825" calcext:value-type="currency">
            <text:p>$6,446,825.00</text:p>
          </table:table-cell>
        </table:table-row>
        <table:table-row table:style-name="ro1">
          <table:table-cell table:style-name="ce1" office:value-type="string" calcext:value-type="string">
            <text:p>MO DIRECCION </text:p>
            <text:p>19%</text:p>
          </table:table-cell>
          <table:table-cell table:style-name="ce2" office:value-type="currency" office:currency="USD" office:value="113166040" calcext:value-type="currency">
            <text:p>$113,166,040.00</text:p>
          </table:table-cell>
          <table:table-cell table:style-name="ce2" office:value-type="currency" office:currency="USD" office:value="75597760" calcext:value-type="currency">
            <text:p>$75,597,760.00</text:p>
          </table:table-cell>
          <table:table-cell table:style-name="ce2" office:value-type="currency" office:currency="USD" office:value="169155690" calcext:value-type="currency">
            <text:p>$169,155,690.00</text:p>
          </table:table-cell>
          <table:table-cell table:style-name="ce2" office:value-type="currency" office:currency="USD" office:value="14532945" calcext:value-type="currency">
            <text:p>$14,532,945.00</text:p>
          </table:table-cell>
          <table:table-cell table:style-name="ce2" office:value-type="currency" office:currency="USD" office:value="38161350" calcext:value-type="currency">
            <text:p>$38,161,350.00</text:p>
          </table:table-cell>
          <table:table-cell table:style-name="ce2" office:value-type="currency" office:currency="USD" office:value="94315980" calcext:value-type="currency">
            <text:p>$94,315,980.00</text:p>
          </table:table-cell>
          <table:table-cell table:style-name="ce2" office:value-type="currency" office:currency="USD" office:value="37304600" calcext:value-type="currency">
            <text:p>$37,304,600.00</text:p>
          </table:table-cell>
          <table:table-cell table:style-name="ce2" office:value-type="currency" office:currency="USD" office:value="2636365" calcext:value-type="currency">
            <text:p>$2,636,365.00</text:p>
          </table:table-cell>
          <table:table-cell table:style-name="ce3" table:formula="of:=SUM([.B4:.I4])" office:value-type="currency" office:currency="USD" office:value="544870730" calcext:value-type="currency">
            <text:p>$544,870,730.00</text:p>
          </table:table-cell>
        </table:table-row>
        <table:table-row table:style-name="ro2">
          <table:table-cell table:style-name="ce1" office:value-type="string" calcext:value-type="string">
            <text:p>HERRAMIENTAS GENERALES </text:p>
            <text:p>14%</text:p>
          </table:table-cell>
          <table:table-cell table:style-name="ce2" office:value-type="currency" office:currency="USD" office:value="82297710" calcext:value-type="currency">
            <text:p>$82,297,710.00</text:p>
          </table:table-cell>
          <table:table-cell table:style-name="ce2" office:value-type="currency" office:currency="USD" office:value="53050267" calcext:value-type="currency">
            <text:p>$53,050,267.00</text:p>
          </table:table-cell>
          <table:table-cell table:style-name="ce2" office:value-type="currency" office:currency="USD" office:value="147048047" calcext:value-type="currency">
            <text:p>$147,048,047.00</text:p>
          </table:table-cell>
          <table:table-cell table:style-name="ce2" office:value-type="currency" office:currency="USD" office:value="6746036" calcext:value-type="currency">
            <text:p>$6,746,036.00</text:p>
          </table:table-cell>
          <table:table-cell table:style-name="ce2" office:value-type="currency" office:currency="USD" office:value="30268018" calcext:value-type="currency">
            <text:p>$30,268,018.00</text:p>
          </table:table-cell>
          <table:table-cell table:style-name="ce2" office:value-type="currency" office:currency="USD" office:value="70801488" calcext:value-type="currency">
            <text:p>$70,801,488.00</text:p>
          </table:table-cell>
          <table:table-cell table:style-name="ce2" office:value-type="currency" office:currency="USD" office:value="17313871" calcext:value-type="currency">
            <text:p>$17,313,871.00</text:p>
          </table:table-cell>
          <table:table-cell table:style-name="ce2" office:value-type="currency" office:currency="USD" office:value="730833" calcext:value-type="currency">
            <text:p>$730,833.00</text:p>
          </table:table-cell>
          <table:table-cell table:style-name="ce3" table:formula="of:=SUM([.B5:.I5])" office:value-type="currency" office:currency="USD" office:value="408256270" calcext:value-type="currency">
            <text:p>$408,256,270.00</text:p>
          </table:table-cell>
        </table:table-row>
        <table:table-row table:style-name="ro3">
          <table:table-cell table:style-name="ce1" office:value-type="string" calcext:value-type="string">
            <text:p>VIATICOS </text:p>
            <text:p>2%</text:p>
          </table:table-cell>
          <table:table-cell table:number-columns-repeated="2" table:style-name="ce2" office:value-type="currency" office:currency="USD" office:value="14460000" calcext:value-type="currency">
            <text:p>$14,460,000.00</text:p>
          </table:table-cell>
          <table:table-cell table:style-name="ce2" office:value-type="currency" office:currency="USD" office:value="21690000" calcext:value-type="currency">
            <text:p>$21,690,000.0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2600000" calcext:value-type="currency">
            <text:p>$12,600,000.00</text:p>
          </table:table-cell>
          <table:table-cell table:style-name="ce2" office:value-type="currency" office:currency="USD" office:value="24000000" calcext:value-type="currency">
            <text:p>$24,000,000.00</text:p>
          </table:table-cell>
          <table:table-cell table:style-name="ce2" office:value-type="currency" office:currency="USD" office:value="4500000" calcext:value-type="currency">
            <text:p>$4,500,000.0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3" table:formula="of:=SUM([.B6:.I6])" office:value-type="currency" office:currency="USD" office:value="91710000" calcext:value-type="currency">
            <text:p>$91,710,000.00</text:p>
          </table:table-cell>
        </table:table-row>
        <table:table-row table:style-name="ro3">
          <table:table-cell table:style-name="ce1" office:value-type="string" calcext:value-type="string">
            <text:p>OTROS </text:p>
            <text:p>2%</text:p>
          </table:table-cell>
          <table:table-cell table:style-name="ce2" office:value-type="currency" office:currency="USD" office:value="12480000" calcext:value-type="currency">
            <text:p>$12,480,000.00</text:p>
          </table:table-cell>
          <table:table-cell table:style-name="ce2" office:value-type="currency" office:currency="USD" office:value="26925000" calcext:value-type="currency">
            <text:p>$26,925,000.00</text:p>
          </table:table-cell>
          <table:table-cell table:style-name="ce2" office:value-type="currency" office:currency="USD" office:value="12840000" calcext:value-type="currency">
            <text:p>$12,840,000.00</text:p>
          </table:table-cell>
          <table:table-cell table:style-name="ce2" office:value-type="currency" office:currency="USD" office:value="480000" calcext:value-type="currency">
            <text:p>$480,000.00</text:p>
          </table:table-cell>
          <table:table-cell table:style-name="ce2" office:value-type="currency" office:currency="USD" office:value="4740000" calcext:value-type="currency">
            <text:p>$4,740,000.00</text:p>
          </table:table-cell>
          <table:table-cell table:style-name="ce2" office:value-type="currency" office:currency="USD" office:value="28230000" calcext:value-type="currency">
            <text:p>$28,230,000.00</text:p>
          </table:table-cell>
          <table:table-cell table:style-name="ce2" office:value-type="currency" office:currency="USD" office:value="2000000" calcext:value-type="currency">
            <text:p>$2,000,000.00</text:p>
          </table:table-cell>
          <table:table-cell table:style-name="ce2" office:value-type="currency" office:currency="USD" office:value="72500" calcext:value-type="currency">
            <text:p>$72,500.00</text:p>
          </table:table-cell>
          <table:table-cell table:style-name="ce3" table:formula="of:=SUM([.B7:.I7])" office:value-type="currency" office:currency="USD" office:value="87767500" calcext:value-type="currency">
            <text:p>$87,767,500.00</text:p>
          </table:table-cell>
        </table:table-row>
        <table:table-row table:style-name="ro2">
          <table:table-cell table:style-name="ce1" office:value-type="string" calcext:value-type="string">
            <text:p>TRANSPORTE MATERIALES </text:p>
            <text:p>0%</text:p>
          </table:table-cell>
          <table:table-cell table:style-name="ce2" office:value-type="currency" office:currency="USD" office:value="800000" calcext:value-type="currency">
            <text:p>$800,000.00</text:p>
          </table:table-cell>
          <table:table-cell table:style-name="ce2" office:value-type="currency" office:currency="USD" office:value="500000" calcext:value-type="currency">
            <text:p>$500,000.00</text:p>
          </table:table-cell>
          <table:table-cell table:style-name="ce2" office:value-type="currency" office:currency="USD" office:value="3600000" calcext:value-type="currency">
            <text:p>$3,600,000.0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2500000" calcext:value-type="currency">
            <text:p>$2,500,000.00</text:p>
          </table:table-cell>
          <table:table-cell table:style-name="ce2" office:value-type="currency" office:currency="USD" office:value="2800000" calcext:value-type="currency">
            <text:p>$2,800,000.00</text:p>
          </table:table-cell>
          <table:table-cell table:style-name="ce2" office:value-type="currency" office:currency="USD" office:value="200000" calcext:value-type="currency">
            <text:p>$200,000.00</text:p>
          </table:table-cell>
          <table:table-cell table:style-name="ce2" office:value-type="currency" office:currency="USD" office:value="100000" calcext:value-type="currency">
            <text:p>$100,000.00</text:p>
          </table:table-cell>
          <table:table-cell table:style-name="ce3" table:formula="of:=SUM([.B8:.I8])" office:value-type="currency" office:currency="USD" office:value="10500000" calcext:value-type="currency">
            <text:p>$10,500,000.00</text:p>
          </table:table-cell>
        </table:table-row>
        <table:table-row table:style-name="ro4" table:number-rows-repeated="8">
          <table:table-cell table:number-columns-repeated="10"/>
        </table:table-row>
        <table:table-row table:style-name="ro4">
          <table:table-cell table:number-columns-repeated="6"/>
          <table:table-cell table:formula="of:=+111*1.16" office:value-type="float" office:value="128.76" calcext:value-type="float">
            <text:p>128.76</text:p>
          </table:table-cell>
          <table:table-cell table:number-columns-repeated="3"/>
        </table:table-row>
        <table:table-row table:style-name="ro4" table:number-rows-repeated="1048558">
          <table:table-cell table:number-columns-repeated="10"/>
        </table:table-row>
        <table:table-row table:style-name="ro4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8:24:50.458209252</meta:creation-date>
    <dc:date>2017-03-29T16:57:50.366126882</dc:date>
    <meta:editing-duration>PT5H53M34S</meta:editing-duration>
    <meta:editing-cycles>1</meta:editing-cycles>
    <meta:document-statistic meta:table-count="1" meta:cell-count="81" meta:object-count="0"/>
    <meta:generator>LibreOffice/5.1.6.2$Linux_X86_64 LibreOffice_project/10m0$Build-2</meta:generator>
  </office:meta>
</office:document-meta>
</file>